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StreamXMLReader.handleCharacte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xStreamXMLReader.handleStartElem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axStreamXMLReader.get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XMLReader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XMLReader.handleStartDocumen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taxStreamXMLReader.getLine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XMLReader.handleEntityRefere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xStreamXMLRead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XMLReader.handleProcessingInstru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xStreamXMLReader.getPublic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XMLReader.parseInternal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StaxStreamXMLReader.StaxStreamXMLReader( XMLStream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StreamXMLReader.handleDt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xStreamXMLReader.handleCom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StreamXMLReader.handleEndEle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axStreamXMLReader.getAttribut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taxStreamXMLReader.getColumn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XMLReader.handle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